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abecera" style:family="table-cell" style:parent-style-name="Default">
      <style:table-cell-properties fo:background-color="#cccccc" fo:border="0.06pt solid #000000"/>
      <style:text-properties fo:font-weight="bold"/>
    </style:style>
    <style:style style:name="celda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MIS ALUMNOS Y ALUMNAS" table:style-name="ta1" table:print="false">
        <table:table-column table:style-name="co1" table:default-cell-style-name="celda"/>
        <table:table-column table:style-name="co2" table:number-columns-repeated="4" table:default-cell-style-name="Default"/>
        <table:table-row table:style-name="ro1">
          <table:table-cell table:style-name="cabecera" office:value-type="string" calcext:value-type="string">
            <text:p>Alumno</text:p>
          </table:table-cell>
          <table:table-cell table:number-columns-repeated="2" office:value-type="string" calcext:value-type="string">
            <text:p>Algebra</text:p>
          </table:table-cell>
          <table:table-cell office:value-type="string" calcext:value-type="string">
            <text:p>Tema 3-4</text:p>
          </table:table-cell>
          <table:table-cell office:value-type="string" calcext:value-type="string">
            <text:p>Tema-3-4</text:p>
          </table:table-cell>
        </table:table-row>
        <table:table-row table:style-name="ro1">
          <table:table-cell office:value-type="string" calcext:value-type="string">
            <text:p>Álvarez Fernández, Francisco Jesús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jonilla Cuadrado, Pablo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rreno López, Juliá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bello Luque, Natalia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uz Gil, Damiá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adrado Medina, Mari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ores Sevilla, Ana Ma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lorez Vega, Moisé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5" calcext:value-type="float">
            <text:p>7,5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asacco Báez, Raú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arcía Ortiz, Jorge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onzález Torreblanca, Gabrie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ani Marouf, Ana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eiva Paz, Daily Nicol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string" calcext:value-type="string">
            <text:p>López Sánchez, Alexandr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ro Artacho, Iva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ales Saavedra, Gabriel José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rtiz Claros, Ángel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áez Mejías, Mari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rejo Periáñez, Encarni Noemí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érez Repiso, Raú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mírez Ruiz, Francisco Javi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dríguez Córdoba, Ánge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odríguez Hidalgo, Cristia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odriguez Martín, María Beatri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doval Galeote, Alb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orres Castellano, Albert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alverde Barea, Davi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lverde Venegas, Alejandr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argas Báez, Jaim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 style:data-style-name="N2" text:time-value="09:45:58.99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8T09:48:30.362000000</dc:date>
    <meta:editing-duration>PT9H35M31S</meta:editing-duration>
    <meta:editing-cycles>20</meta:editing-cycles>
    <meta:generator>LibreOffice/7.6.2.1$Windows_X86_64 LibreOffice_project/56f7684011345957bbf33a7ee678afaf4d2ba333</meta:generator>
    <meta:document-statistic meta:table-count="1" meta:cell-count="107" meta:object-count="0"/>
  </office:meta>
</office:document-meta>
</file>